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Consolas" svg:font-family="Consolas" style:font-pitch="fixed"/>
    <style:font-face style:name="Consolas1" svg:font-family="Consolas" style:font-adornments="Regular" style:font-pitch="fixed"/>
    <style:font-face style:name="Consolas2" svg:font-family="Consolas" style:font-pitch="variable"/>
    <style:font-face style:name="DejaVu Sans2" svg:font-family="'DejaVu Sans'" style:font-pitch="variable"/>
    <style:font-face style:name="Times New Roman1" svg:font-family="'Times New Roman'" style:font-pitch="variable"/>
    <style:font-face style:name="WenQuanYi Zen Hei" svg:font-family="'WenQuanYi Zen Hei'" style:font-pitch="variable"/>
    <style:font-face style:name="宋体" svg:font-family="宋体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adornments="Italic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3.9458in" fo:margin-left="1.734in" fo:margin-right="1.2451in" table:align="margins"/>
    </style:style>
    <style:style style:name="Table1.A" style:family="table-column">
      <style:table-column-properties style:column-width="1.225in" style:rel-column-width="20345*"/>
    </style:style>
    <style:style style:name="Table1.B" style:family="table-column">
      <style:table-column-properties style:column-width="2.7208in" style:rel-column-width="45190*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Header">
      <style:paragraph-properties fo:text-align="center" style:justify-single-word="false"/>
      <style:text-properties fo:font-weight="normal" style:font-name-asian="Droid Sans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Consolas" fo:font-size="20pt" fo:font-weight="bold" style:font-name-asian="WenQuanYi Zen Hei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Consolas" fo:font-size="30pt" style:font-name-asian="WenQuanYi Zen Hei" style:font-size-asian="30pt" style:font-size-complex="30pt"/>
    </style:style>
    <style:style style:name="P4" style:family="paragraph" style:parent-style-name="Text_20_body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Arial" fo:font-size="11pt" fo:font-weight="normal" style:font-name-asian="WenQuanYi Zen Hei" style:font-size-asian="11pt" style:font-weight-asian="normal" style:font-name-complex="Tahoma1" style:font-size-complex="11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nsolas" fo:font-size="20pt" fo:font-weight="bold" style:font-name-asian="WenQuanYi Zen Hei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left="0in" fo:margin-right="0in" fo:margin-top="0in" fo:margin-bottom="0.0654in" fo:text-indent="0.2882in" style:auto-text-indent="false"/>
      <style:text-properties style:font-name="Consolas" fo:font-size="11pt" fo:font-weight="normal" style:font-name-asian="WenQuanYi Zen Hei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margin-left="0.2992in" fo:margin-right="0in" fo:margin-top="0in" fo:margin-bottom="0.0654in" fo:text-indent="0in" style:auto-text-indent="false">
        <style:tab-stops>
          <style:tab-stop style:position="0in"/>
        </style:tab-stops>
      </style:paragraph-properties>
      <style:text-properties style:font-name="Consolas" fo:font-size="11pt" fo:font-weight="normal" style:font-name-asian="WenQuanYi Zen Hei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margin-left="0in" fo:margin-right="0in" fo:margin-top="0in" fo:margin-bottom="0.0654in" fo:text-indent="0in" style:auto-text-indent="false">
        <style:tab-stops>
          <style:tab-stop style:position="0in"/>
        </style:tab-stops>
      </style:paragraph-properties>
      <style:text-properties style:font-name="Arial" fo:font-size="20pt" fo:font-weight="bold" style:font-name-asian="WenQuanYi Zen Hei" style:font-size-asian="20pt" style:font-weight-asian="bold" style:font-name-complex="Tahoma1" style:font-size-complex="20pt" style:font-weight-complex="bold"/>
    </style:style>
    <style:style style:name="P10" style:family="paragraph" style:parent-style-name="Standard">
      <style:paragraph-properties fo:margin-left="0in" fo:margin-right="0.0047in" fo:text-indent="0in" style:auto-text-indent="false"/>
      <style:text-properties style:font-name="Consolas" fo:font-size="10.5pt" style:font-name-asian="Consolas" style:font-size-asian="10.5pt" style:font-size-complex="10.5pt"/>
    </style:style>
    <style:style style:name="P11" style:family="paragraph" style:parent-style-name="Standard">
      <style:paragraph-properties fo:margin-left="0in" fo:margin-right="0.0134in" fo:text-indent="0.2866in" style:auto-text-indent="false"/>
      <style:text-properties style:font-name="Consolas" fo:font-size="10.5pt" style:font-name-asian="Consolas" style:font-size-asian="10.5pt" style:font-size-complex="10.5pt"/>
    </style:style>
    <style:style style:name="P12" style:family="paragraph" style:parent-style-name="Text_20_body" style:list-style-name="L2">
      <style:text-properties fo:font-size="10.5pt" style:font-size-asian="10.5pt" style:font-size-complex="10.5pt"/>
    </style:style>
    <style:style style:name="P13" style:family="paragraph" style:parent-style-name="Text_20_body">
      <style:paragraph-properties fo:margin-left="0in" fo:margin-right="0in" fo:text-indent="0.3256in" style:auto-text-indent="false"/>
      <style:text-properties fo:font-size="10.5pt" style:font-size-asian="10.5pt" style:font-size-complex="10.5pt"/>
    </style:style>
    <style:style style:name="P14" style:family="paragraph" style:parent-style-name="Heading_20_1">
      <style:paragraph-properties fo:text-align="center" style:justify-single-word="false"/>
      <style:text-properties style:font-name="Consolas" fo:font-size="30pt" style:font-name-asian="WenQuanYi Zen Hei" style:font-size-asian="30pt" style:font-size-complex="30pt"/>
    </style:style>
    <style:style style:name="P15" style:family="paragraph" style:parent-style-name="Heading_20_1">
      <style:text-properties fo:font-size="20pt" style:font-name-asian="WenQuanYi Zen Hei" style:font-size-asian="20pt" style:font-size-complex="20pt"/>
    </style:style>
    <style:style style:name="P16" style:family="paragraph" style:parent-style-name="Heading_20_1">
      <style:paragraph-properties fo:break-before="page"/>
      <style:text-properties fo:font-size="20pt" style:font-name-asian="WenQuanYi Zen Hei" style:font-size-asian="20pt" style:font-size-complex="20pt"/>
    </style:style>
    <style:style style:name="P17" style:family="paragraph" style:parent-style-name="Heading_20_1">
      <style:paragraph-properties fo:margin-top="0.1665in" fo:margin-bottom="0.0835in" fo:keep-with-next="always"/>
      <style:text-properties style:font-name="Arial" fo:font-size="20pt" style:font-name-asian="WenQuanYi Zen Hei" style:font-size-asian="20pt" style:font-name-complex="Tahoma1" style:font-size-complex="20pt"/>
    </style:style>
    <style:style style:name="P18" style:family="paragraph" style:parent-style-name="Heading_20_1">
      <style:paragraph-properties fo:margin-left="0in" fo:margin-right="0.0047in" fo:margin-top="0.1665in" fo:margin-bottom="0.0835in" fo:text-indent="0in" style:auto-text-indent="false" fo:keep-with-next="always"/>
      <style:text-properties style:font-name="Arial" fo:font-size="20pt" style:font-name-asian="WenQuanYi Zen Hei" style:font-size-asian="20pt" style:font-name-complex="Tahoma1" style:font-size-complex="20pt"/>
    </style:style>
    <style:style style:name="P19" style:family="paragraph" style:parent-style-name="Heading_20_2">
      <style:text-properties style:font-name="Arial" fo:font-size="12pt" fo:font-weight="bold" style:font-name-asian="WenQuanYi Zen Hei" style:font-size-asian="12pt" style:font-weight-asian="bold" style:font-name-complex="Tahoma1" style:font-size-complex="12pt" style:font-weight-complex="bold"/>
    </style:style>
    <style:style style:name="P20" style:family="paragraph" style:parent-style-name="Heading_20_2">
      <style:text-properties style:font-name="WenQuanYi Zen Hei" fo:font-size="12pt" style:font-name-asian="WenQuanYi Zen Hei" style:font-size-asian="12pt" style:font-size-complex="12pt"/>
    </style:style>
    <style:style style:name="P21" style:family="paragraph" style:parent-style-name="Heading_20_2">
      <style:paragraph-properties fo:margin-top="0.1665in" fo:margin-bottom="0.0835in" fo:keep-with-next="always"/>
      <style:text-properties style:font-name="Arial" fo:font-size="12pt" style:font-name-asian="WenQuanYi Zen Hei" style:font-size-asian="12pt" style:font-name-complex="Tahoma1" style:font-size-complex="12pt"/>
    </style:style>
    <style:style style:name="P22" style:family="paragraph">
      <style:paragraph-properties fo:margin-left="0in" fo:margin-right="0in" fo:margin-top="0in" fo:margin-bottom="0in" fo:line-height="100%" fo:text-align="center" fo:text-indent="0in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Consolas1" fo:font-size="10.5pt" fo:font-style="normal" fo:text-shadow="none" style:text-underline-style="none" fo:font-weight="normal" style:letter-kerning="true" style:font-name-asian="Droid Sans Fallback1" style:font-size-asian="10.5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indent="0in"/>
    </style:style>
    <style:style style:name="P2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Consolas" fo:font-size="10.5pt" fo:font-style="normal" fo:text-shadow="none" style:text-underline-style="none" fo:font-weight="normal" style:letter-kerning="true" style:font-name-asian="Consolas" style:font-size-asian="10.5pt" style:font-style-asian="normal" style:font-weight-asian="normal" style:font-name-complex="Tahoma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style:font-name="Arial" style:font-name-asian="WenQuanYi Zen Hei" style:font-name-complex="Tahoma1"/>
    </style:style>
    <style:style style:name="T3" style:family="text">
      <style:text-properties style:font-name="WenQuanYi Zen Hei" style:font-name-asian="WenQuanYi Zen Hei"/>
    </style:style>
    <style:style style:name="T4" style:family="text">
      <style:text-properties style:use-window-font-color="true" style:text-outline="false" style:text-line-through-style="none" style:font-name="Consolas1" fo:font-size="10.5pt" fo:font-style="normal" fo:text-shadow="none" style:text-underline-style="none" fo:font-weight="normal" style:letter-kerning="true" style:font-name-asian="Droid Sans Fallback1" style:font-size-asian="10.5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Consolas" fo:font-size="10.5pt" fo:font-style="normal" fo:text-shadow="none" style:text-underline-style="none" fo:font-weight="normal" style:letter-kerning="true" style:font-name-asian="Consolas" style:font-size-asian="10.5pt" style:font-style-asian="normal" style:font-weight-asian="normal" style:font-name-complex="Tahoma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3in">
          <style:column style:rel-width="32767*" fo:start-indent="0in" fo:end-indent="0.15in"/>
          <style:column style:rel-width="32768*" fo:start-indent="0.15in" fo:end-indent="0in"/>
        </style:columns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Arrow" draw:marker-end-width="0.0701in" draw:marker-end-center="false" draw:fill="solid" draw:fill-color="#94bd5e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Arrow" draw:marker-end-width="0.070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Arrow" draw:marker-end-width="0.070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Arrow" draw:marker-end-width="0.0701in" draw:marker-end-center="false" draw:fill="solid" draw:fill-color="#ff336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svg:stroke-width="0in" svg:stroke-color="#000000" draw:marker-start="" draw:marker-start-width="0.1181in" draw:marker-start-center="false" draw:marker-end="Arrow" draw:marker-end-width="0.0701in" draw:marker-end-center="false" draw:fill="none" draw:fill-color="#ffffff" fo:min-height="0.1339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1181in" draw:marker-start-center="false" draw:marker-end="Arrow" draw:marker-end-width="0.0701in" draw:marker-end-center="false" draw:fill="none" draw:fill-color="#ffffff" fo:min-height="0.157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Arrow" draw:marker-end-width="0.0701in" draw:marker-end-center="false" draw:fill="none" draw:fill-color="#ffffff" fo:min-height="0.16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1181in" draw:marker-start-center="false" draw:marker-end="Arrow" draw:marker-end-width="0.0701in" draw:marker-end-center="false" draw:fill="none" draw:fill-color="#ffffff" fo:min-height="0.2028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1181in" draw:marker-start-center="false" draw:marker-end="Arrow" draw:marker-end-width="0.0701in" draw:marker-end-center="false" draw:fill="none" draw:fill-color="#ffffff" fo:min-height="0.073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1181in" draw:marker-start-center="false" draw:marker-end="Arrow" draw:marker-end-width="0.0701in" draw:marker-end-center="false" draw:fill="none" draw:fill-color="#ffffff" fo:min-height="0.2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h text:style-name="P14" text:outline-level="1">汇编语言实验报告</text:h>
      <text:h text:style-name="P14" text:outline-level="1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姓 <text:s text:c="3"/>名</text:p>
          </table:table-cell>
          <table:table-cell table:style-name="Table1.A1" office:value-type="string">
            <text:p text:style-name="P6">李劼</text:p>
          </table:table-cell>
        </table:table-row>
        <table:table-row>
          <table:table-cell table:style-name="Table1.A1" office:value-type="string">
            <text:p text:style-name="P6">班 <text:s text:c="3"/>级</text:p>
          </table:table-cell>
          <table:table-cell table:style-name="Table1.A1" office:value-type="string">
            <text:p text:style-name="P2">07409班</text:p>
          </table:table-cell>
        </table:table-row>
        <table:table-row>
          <table:table-cell table:style-name="Table1.A1" office:value-type="string">
            <text:p text:style-name="P6">学 <text:s text:c="3"/>号</text:p>
          </table:table-cell>
          <table:table-cell table:style-name="Table1.A1" office:value-type="string">
            <text:p text:style-name="P6">071202</text:p>
          </table:table-cell>
        </table:table-row>
        <table:table-row>
          <table:table-cell table:style-name="Table1.A1" office:value-type="string">
            <text:p text:style-name="P6">班内序号</text:p>
          </table:table-cell>
          <table:table-cell table:style-name="Table1.A1" office:value-type="string">
            <text:p text:style-name="P6">1</text:p>
          </table:table-cell>
        </table:table-row>
      </table:table>
      <text:p text:style-name="P3"/>
      <text:p text:style-name="P3"/>
      <text:h text:style-name="P16" text:outline-level="1">一、实验要求</text:h>
      <text:p text:style-name="P7">编程实现对某科成绩录入，输出平均分和按成绩的排序结果。学生的描述包括学号、姓名和成绩。成绩和平均分精确到小数点后<text:span text:style-name="T1">1</text:span>位。</text:p>
      <text:h text:style-name="P15" text:outline-level="1">二、实验环境</text:h>
      <text:list xml:id="list1211651674" text:style-name="L1">
        <text:list-header>
          <text:p text:style-name="P8">dosbox 0.73</text:p>
          <text:p text:style-name="P8">MASM 5.00</text:p>
          <text:p text:style-name="P8">TR 2.52</text:p>
          <text:p text:style-name="P8">VIM 7.2</text:p>
          <text:p text:style-name="P9">三、问题以及解决方法</text:p>
        </text:list-header>
      </text:list>
      <text:h text:style-name="P21" text:outline-level="2">如何获得一位小数的精度</text:h>
      <text:p text:style-name="P5">解决方案：在录入成绩的时候将成绩乘以10后存储，输出时将最后一位输出成小数位即可。缺点是缩小了可以录入的成绩的最大值，所有成绩之和乘以10不大于65535。</text:p>
      <text:h text:style-name="P21" text:outline-level="2">采用哪种中断进行录入</text:h>
      <text:p text:style-name="P5">解决方案：键盘中断分有回显和无回显，显然应该选择有回显的，无回显的一般用于输入密码和控制快捷键。而有回显的输入又分为单字符（01）和行缓冲的（a）。若采用单字符的方式，逻辑比较复杂，需要自己写代码处理Backspace等案件，用户输入时不方便修改；而行缓冲式的，也就是C标准库中采用的方式比较方便，直接将一行读入到指定位置，并设置一位存放读入字符个数。</text:p>
      <text:p text:style-name="P5">需要注意的是，为了方便输出，需要在读入字符串后在根据读入字符个数在串尾加$。</text:p>
      <text:h text:style-name="P19" text:outline-level="2">条件跳转距离过长导致汇编器报错</text:h>
      <text:p text:style-name="P4"><text:span text:style-name="T2">解决方法：</text:span><text:span text:style-name="T2">将常条件跳转用一个短条件跳转和一个jmp等价替换</text:span></text:p>
      <text:section text:style-name="Sect1" text:name="Section1">
        <text:p text:style-name="P5"><text:s text:c="4"/>je next</text:p>
        <text:p text:style-name="P5"><text:s text:c="4"/>xxx xxx</text:p>
        <text:p text:style-name="P5"/>
        <text:p text:style-name="P5">jne continue</text:p>
        <text:p text:style-name="P5">jmp next</text:p>
        <text:p text:style-name="P5">continue: xxx xxx</text:p>
      </text:section>
      <text:h text:style-name="P21" text:outline-level="2">排序时需要交换字符串数组元素</text:h>
      <text:p text:style-name="P5">解决方法：添加一个索引数组，只对索引数组进行排序，输出时按索引数组顺序输出即可。</text:p>
      <text:h text:style-name="P17" text:outline-level="1"><text:soft-page-break/>四、程序流程图</text:h>
      <text:p text:style-name="P10"><draw:g text:anchor-type="paragraph" draw:z-index="0" draw:style-name="gr1"><draw:custom-shape draw:style-name="gr2" draw:text-style-name="P23" draw:id="id18" svg:width="0.6543in" svg:height="0.4531in" svg:x="-0.052in" svg:y="3.1039in"><text:p text:style-name="P22"><text:span text:style-name="T4">input </text:span></text:p><draw:enhanced-geometry svg:viewBox="0 0 21600 21600" draw:type="rectangle" draw:enhanced-path="M 0 0 L 21600 0 21600 21600 0 21600 0 0 Z N"/></draw:custom-shape><draw:custom-shape draw:style-name="gr3" draw:text-style-name="P23" draw:id="id3" svg:width="1.0205in" svg:height="0.5004in" svg:x="1.1362in" svg:y="1.5055in"><text:p text:style-name="P22"><text:span text:style-name="T4">getname</text:span></text:p><draw:enhanced-geometry svg:viewBox="0 0 21600 21600" draw:type="rectangle" draw:enhanced-path="M 0 0 L 21600 0 21600 21600 0 21600 0 0 Z N"/></draw:custom-shape><draw:custom-shape draw:style-name="gr3" draw:text-style-name="P23" draw:id="id5" svg:width="1.0205in" svg:height="0.5004in" svg:x="2.4488in" svg:y="2.6492in"><text:p text:style-name="P22"><text:span text:style-name="T4">10</text:span><text:span text:style-name="T4">号中断读入</text:span></text:p><text:p text:style-name="P22"><text:span text:style-name="T4">一个字符串</text:span></text:p><draw:enhanced-geometry svg:viewBox="0 0 21600 21600" draw:type="rectangle" draw:enhanced-path="M 0 0 L 21600 0 21600 21600 0 21600 0 0 Z N"/></draw:custom-shape><draw:custom-shape draw:style-name="gr3" draw:text-style-name="P23" draw:id="id4" svg:width="1.0213in" svg:height="0.5004in" svg:x="2.4488in" svg:y="1.5055in"><text:p text:style-name="P22"><text:span text:style-name="T4">getid</text:span></text:p><draw:enhanced-geometry svg:viewBox="0 0 21600 21600" draw:type="rectangle" draw:enhanced-path="M 0 0 L 21600 0 21600 21600 0 21600 0 0 Z N"/></draw:custom-shape><draw:custom-shape draw:style-name="gr3" draw:text-style-name="P23" draw:id="id11" svg:width="1.0205in" svg:height="0.5004in" svg:x="3.7228in" svg:y="1.5055in"><text:p text:style-name="P22"><text:span text:style-name="T4">getscore</text:span></text:p><draw:enhanced-geometry svg:viewBox="0 0 21600 21600" draw:type="rectangle" draw:enhanced-path="M 0 0 L 21600 0 21600 21600 0 21600 0 0 Z N"/></draw:custom-shape><draw:custom-shape draw:style-name="gr3" draw:text-style-name="P23" draw:id="id1" svg:width="1.0205in" svg:height="0.4996in" svg:x="1.137in" svg:y="2.374in"><text:p text:style-name="P22"><text:span text:style-name="T4">10</text:span><text:span text:style-name="T4">号中断读入</text:span></text:p><text:p text:style-name="P22"><text:span text:style-name="T4">一个字符串</text:span></text:p><draw:enhanced-geometry svg:viewBox="0 0 21600 21600" draw:type="rectangle" draw:enhanced-path="M 0 0 L 21600 0 21600 21600 0 21600 0 0 Z N"/></draw:custom-shape><draw:custom-shape draw:style-name="gr3" draw:text-style-name="P23" draw:id="id2" svg:width="0.7504in" svg:height="0.5004in" svg:x="1.276in" svg:y="3.3736in"><text:p text:style-name="P22"><text:span text:style-name="T4">是否为‘＃’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" draw:text-style-name="P23" draw:type="line" svg:x1="1.6465in" svg:y1="2.8736in" svg:x2="1.65in" svg:y2="3.3736in" draw:start-shape="id1" draw:start-glue-point="2" draw:end-shape="id2" draw:end-glue-point="4" svg:d="m4182 7299 9 1270"><text:p/></draw:connector><draw:connector draw:style-name="gr4" draw:text-style-name="P23" draw:type="line" svg:x1="1.6461in" svg:y1="2.0055in" svg:x2="1.6469in" svg:y2="2.3744in" draw:start-shape="id3" draw:start-glue-point="2" draw:end-shape="id1" draw:end-glue-point="0" svg:d="m4181 5094 2 937"><text:p/></draw:connector><draw:connector draw:style-name="gr4" draw:text-style-name="P23" draw:type="line" svg:x1="2.9591in" svg:y1="2.0055in" svg:x2="2.9583in" svg:y2="2.6492in" draw:start-shape="id4" draw:start-glue-point="2" draw:end-shape="id5" draw:end-glue-point="0" svg:d="m7516 5094-2 1635"><text:p/></draw:connector><draw:custom-shape draw:style-name="gr5" draw:text-style-name="P23" draw:id="id15" svg:width="0.6134in" svg:height="0.5004in" svg:x="6.6516in" svg:y="2.3819in"><text:p text:style-name="P22"><text:span text:style-name="T4">ret</text:span></text:p><draw:enhanced-geometry svg:viewBox="0 0 21600 21600" draw:type="rectangle" draw:enhanced-path="M 0 0 L 21600 0 21600 21600 0 21600 0 0 Z N"/></draw:custom-shape><draw:connector draw:style-name="gr4" draw:text-style-name="P23" draw:type="line" svg:x1="2.9583in" svg:y1="3.1492in" svg:x2="2.9598in" svg:y2="3.8319in" draw:start-shape="id5" draw:start-glue-point="2" draw:end-shape="id6" draw:end-glue-point="0" svg:d="m7514 7999 4 1734"><text:p/></draw:connector><draw:custom-shape draw:style-name="gr3" draw:text-style-name="P23" draw:id="id14" svg:width="1.0213in" svg:height="0.3713in" svg:x="1.137in" svg:y="4.3031in"><text:p text:style-name="P22"><text:span text:style-name="T4">在串尾加</text:span><text:span text:style-name="T4">'$'</text:span></text:p><draw:enhanced-geometry svg:viewBox="0 0 21600 21600" draw:type="rectangle" draw:enhanced-path="M 0 0 L 21600 0 21600 21600 0 21600 0 0 Z N"/></draw:custom-shape><draw:custom-shape draw:style-name="gr3" draw:text-style-name="P23" draw:id="id6" svg:width="1.0213in" svg:height="0.4996in" svg:x="2.4496in" svg:y="3.8319in"><text:p text:style-name="P22"><text:span text:style-name="T4">在串尾加</text:span><text:span text:style-name="T4">'$'</text:span></text:p><draw:enhanced-geometry svg:viewBox="0 0 21600 21600" draw:type="rectangle" draw:enhanced-path="M 0 0 L 21600 0 21600 21600 0 21600 0 0 Z N"/></draw:custom-shape><draw:custom-shape draw:style-name="gr3" draw:text-style-name="P23" draw:id="id7" svg:width="1.0205in" svg:height="0.5004in" svg:x="3.7236in" svg:y="2.2929in"><text:p text:style-name="P22"><text:span text:style-name="T4">读入一个字符串</text:span></text:p><text:p text:style-name="P22"><text:span text:style-name="T4">到</text:span><text:span text:style-name="T4">buffer</text:span></text:p><draw:enhanced-geometry svg:viewBox="0 0 21600 21600" draw:type="rectangle" draw:enhanced-path="M 0 0 L 21600 0 21600 21600 0 21600 0 0 Z N"/></draw:custom-shape><draw:connector draw:style-name="gr4" draw:text-style-name="P23" draw:type="line" svg:x1="4.2335in" svg:y1="2.7929in" svg:x2="4.2346in" svg:y2="3.061in" draw:start-shape="id7" draw:start-glue-point="2" draw:end-shape="id8" draw:end-glue-point="0" svg:d="m10753 7094 3 681"><text:p/></draw:connector><draw:custom-shape draw:style-name="gr3" draw:text-style-name="P23" draw:id="id8" svg:width="1.0213in" svg:height="0.4232in" svg:x="3.7244in" svg:y="3.061in"><text:p text:style-name="P22"><text:span text:style-name="T4">tmp=tmp*10</text:span></text:p><text:p text:style-name="P22"><text:span text:style-name="T4">+buf[i]-'0'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3" draw:id="id9" svg:width="1.0205in" svg:height="0.2933in" svg:x="3.7252in" svg:y="3.7303in"><text:p text:style-name="P22"><text:span text:style-name="T4">inc i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3" draw:id="id10" svg:width="0.8024in" svg:height="0.6598in" svg:x="3.8433in" svg:y="4.2157in"><text:p text:style-name="P22"><text:span text:style-name="T4">buf</text:span><text:span text:style-name="T4">包含</text:span></text:p><text:p text:style-name="P22"><text:span text:style-name="T4">小数点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" draw:text-style-name="P23" draw:type="line" svg:x1="4.2346in" svg:y1="4.0236in" svg:x2="4.2437in" svg:y2="4.2161in" draw:start-shape="id9" draw:start-glue-point="2" draw:end-shape="id10" draw:end-glue-point="4" svg:d="m10756 10220 23 489"><text:p/></draw:connector><draw:custom-shape draw:style-name="gr3" draw:text-style-name="P23" draw:id="id12" svg:width="1.0205in" svg:height="0.2362in" svg:x="3.7252in" svg:y="5.0591in"><text:p text:style-name="P22"><text:span text:style-name="T4">tmp=tmp*10</text:span></text:p><draw:enhanced-geometry svg:viewBox="0 0 21600 21600" draw:mirror-horizontal="false" draw:mirror-vertical="false" draw:type="rectangle" draw:enhanced-path="M 0 0 L 21600 0 21600 21600 0 21600 0 0 Z N"/></draw:custom-shape><draw:connector draw:style-name="gr4" draw:text-style-name="P23" draw:type="line" svg:x1="4.2346in" svg:y1="3.4839in" svg:x2="4.2346in" svg:y2="3.7307in" draw:start-shape="id8" draw:start-glue-point="2" draw:end-shape="id9" draw:end-glue-point="0" svg:d="m10756 8849v627"><text:p/></draw:connector><draw:connector draw:style-name="gr4" draw:text-style-name="P23" draw:type="line" svg:x1="4.2327in" svg:y1="2.0055in" svg:x2="4.2335in" svg:y2="2.2929in" draw:start-shape="id11" draw:start-glue-point="2" draw:end-shape="id7" draw:end-glue-point="0" svg:d="m10751 5094 2 730"><text:p/></draw:connector><draw:connector draw:style-name="gr4" draw:text-style-name="P23" svg:x1="4.2346in" svg:y1="5.2953in" svg:x2="5.678in" svg:y2="2.2555in" draw:start-shape="id12" draw:start-glue-point="2" draw:end-shape="id13" draw:end-glue-point="0" svg:d="m10756 13450v501h1858v-8725h1808v503"><text:p/></draw:connector><draw:connector draw:style-name="gr4" draw:text-style-name="P23" svg:x1="3.8429in" svg:y1="4.5449in" svg:x2="4.2311in" svg:y2="5.4594in" draw:start-shape="id10" draw:start-glue-point="5" svg:d="m9761 11544h-502v2323h1488"><text:p/></draw:connector><draw:custom-shape draw:style-name="gr3" draw:text-style-name="P23" draw:id="id13" svg:width="0.9807in" svg:height="0.3067in" svg:x="5.1878in" svg:y="2.2555in"><text:p text:style-name="P22"><text:span text:style-name="T4">inc cnt</text:span></text:p><draw:enhanced-geometry svg:viewBox="0 0 21600 21600" draw:type="rectangle" draw:enhanced-path="M 0 0 L 21600 0 21600 21600 0 21600 0 0 Z N"/></draw:custom-shape><draw:g draw:style-name="gr6"><draw:connector draw:style-name="gr4" draw:text-style-name="P23" draw:type="line" svg:x1="4.2437in" svg:y1="4.8756in" svg:x2="4.2346in" svg:y2="5.0591in" svg:d="m10779 12384-23 466"><text:p/></draw:connector><draw:frame draw:style-name="gr7" draw:text-style-name="P25" svg:width="0.2642in" svg:height="0.2768in" svg:x="4.1618in" svg:y="4.8165in"><draw:text-box><text:p text:style-name="P24"><text:span text:style-name="T5">否</text:span></text:p></draw:text-box></draw:frame></draw:g><draw:custom-shape draw:style-name="gr3" draw:text-style-name="P23" draw:id="id16" svg:width="0.9807in" svg:height="0.3378in" svg:x="5.1878in" svg:y="2.8854in"><text:p text:style-name="P22"><text:span text:style-name="T4">score[bx]=tmp</text:span></text:p><draw:enhanced-geometry svg:viewBox="0 0 21600 21600" draw:type="rectangle" draw:enhanced-path="M 0 0 L 21600 0 21600 21600 0 21600 0 0 Z N"/></draw:custom-shape><draw:custom-shape draw:style-name="gr3" draw:text-style-name="P23" draw:id="id17" svg:width="0.9807in" svg:height="0.337in" svg:x="5.1878in" svg:y="3.5945in"><text:p text:style-name="P22"><text:span text:style-name="T4">si = si+MAX</text:span></text:p><draw:enhanced-geometry svg:viewBox="0 0 21600 21600" draw:type="rectangle" draw:enhanced-path="M 0 0 L 21600 0 21600 21600 0 21600 0 0 Z N"/></draw:custom-shape><draw:connector draw:style-name="gr4" draw:text-style-name="P23" svg:x1="1.6472in" svg:y1="4.6744in" svg:x2="2.9591in" svg:y2="1.5055in" draw:start-shape="id14" draw:start-glue-point="2" draw:end-shape="id4" draw:end-glue-point="0" svg:d="m4184 11873v501h5129v-9051h-1797v501"><text:p/></draw:connector><draw:frame draw:style-name="gr8" draw:text-style-name="P25" svg:width="0.265in" svg:height="0.2768in" svg:x="1.0516in" svg:y="3.315in"><draw:text-box><text:p text:style-name="P24"><text:span text:style-name="T5">是</text:span></text:p></draw:text-box></draw:frame><draw:connector draw:style-name="gr4" draw:text-style-name="P23" svg:x1="1.276in" svg:y1="3.6228in" svg:x2="6.9579in" svg:y2="2.8819in" draw:start-shape="id2" draw:start-glue-point="5" draw:end-shape="id15" draw:end-glue-point="2" svg:d="m3241 9202h-501v-1257h14933v-625"><text:p/></draw:connector><draw:g draw:style-name="gr6"><draw:connector draw:style-name="gr4" draw:text-style-name="P23" draw:type="line" svg:x1="1.6555in" svg:y1="3.8736in" svg:x2="1.6516in" svg:y2="4.2972in" svg:d="m4205 9839-10 1076"><text:p/></draw:connector><draw:frame draw:style-name="gr9" draw:text-style-name="P25" svg:width="0.2606in" svg:height="0.2768in" svg:x="1.5791in" svg:y="3.9476in"><draw:text-box><text:p text:style-name="P24"><text:span text:style-name="T5">否</text:span></text:p></draw:text-box></draw:frame></draw:g><draw:connector draw:style-name="gr4" draw:text-style-name="P23" svg:x1="5.678in" svg:y1="2.5618in" svg:x2="5.678in" svg:y2="2.8854in" draw:start-shape="id13" draw:start-glue-point="2" draw:end-shape="id16" draw:end-glue-point="0" svg:d="m14422 6507v822"><text:p/></draw:connector><draw:connector draw:style-name="gr4" draw:text-style-name="P23" svg:x1="5.678in" svg:y1="3.2228in" svg:x2="5.678in" svg:y2="3.5945in" draw:start-shape="id16" draw:start-glue-point="2" draw:end-shape="id17" draw:end-glue-point="0" svg:d="m14422 8186v944"><text:p/></draw:connector><draw:connector draw:style-name="gr4" draw:text-style-name="P23" svg:x1="5.6783in" svg:y1="3.9311in" svg:x2="1.6461in" svg:y2="1.5055in" draw:start-shape="id17" draw:start-glue-point="2" draw:end-shape="id3" draw:end-glue-point="0" svg:d="m14423 9985v500h-5096v-7162h-5146v501"><text:p/></draw:connector><draw:connector draw:style-name="gr4" draw:text-style-name="P23" svg:x1="0.6024in" svg:y1="3.3307in" svg:x2="1.1366in" svg:y2="1.7555in" draw:start-shape="id18" draw:start-glue-point="1" draw:end-shape="id3" draw:end-glue-point="3" svg:d="m1530 8460h678v-4001h679"><text:p/></draw:connector><draw:custom-shape draw:style-name="gr2" draw:text-style-name="P23" draw:id="id19" svg:width="0.6543in" svg:height="0.4697in" svg:x="-0.0512in" svg:y="6.1748in"><text:p text:style-name="P22"><text:span text:style-name="T4">average</text:span></text:p><draw:enhanced-geometry svg:viewBox="0 0 21600 21600" draw:type="rectangle" draw:enhanced-path="M 0 0 L 21600 0 21600 21600 0 21600 0 0 Z N"/></draw:custom-shape><draw:custom-shape draw:style-name="gr5" draw:text-style-name="P23" draw:id="id25" svg:width="0.6134in" svg:height="0.4677in" svg:x="6.6524in" svg:y="6.1768in"><text:p text:style-name="P22"><text:span text:style-name="T4">ret</text:span></text:p><draw:enhanced-geometry svg:viewBox="0 0 21600 21600" draw:type="rectangle" draw:enhanced-path="M 0 0 L 21600 0 21600 21600 0 21600 0 0 Z N"/></draw:custom-shape><draw:custom-shape draw:style-name="gr3" draw:text-style-name="P23" draw:id="id20" svg:width="0.6114in" svg:height="0.5217in" svg:x="0.9173in" svg:y="6.1563in"><text:p text:style-name="P22"><text:span text:style-name="T4">cx = 0</text:span></text:p><text:p text:style-name="P22"><text:span text:style-name="T4">ax = 0</text:span></text:p><draw:enhanced-geometry svg:viewBox="0 0 21600 21600" draw:type="rectangle" draw:enhanced-path="M 0 0 L 21600 0 21600 21600 0 21600 0 0 Z N"/></draw:custom-shape><draw:custom-shape draw:style-name="gr3" draw:text-style-name="P23" draw:id="id21" svg:width="1.0961in" svg:height="0.5217in" svg:x="1.8063in" svg:y="6.1563in"><text:p text:style-name="P22"><text:span text:style-name="T4">ax+=score[cx]</text:span></text:p><draw:enhanced-geometry svg:viewBox="0 0 21600 21600" draw:type="rectangle" draw:enhanced-path="M 0 0 L 21600 0 21600 21600 0 21600 0 0 Z N"/></draw:custom-shape><draw:custom-shape draw:style-name="gr3" draw:text-style-name="P23" draw:id="id23" svg:width="0.8098in" svg:height="0.5941in" svg:x="4.187in" svg:y="6.1268in"><text:p text:style-name="P22"><text:span text:style-name="T4">cx==cn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23" draw:id="id24" svg:width="0.9268in" svg:height="0.5217in" svg:x="5.3579in" svg:y="6.1567in"><text:p text:style-name="P22"><text:span text:style-name="T4">ave = ax/cnt</text:span></text:p><draw:enhanced-geometry svg:viewBox="0 0 21600 21600" draw:type="rectangle" draw:enhanced-path="M 0 0 L 21600 0 21600 21600 0 21600 0 0 Z N"/></draw:custom-shape><draw:connector draw:style-name="gr4" draw:text-style-name="P23" draw:type="line" svg:x1="0.6028in" svg:y1="6.4094in" svg:x2="0.9173in" svg:y2="6.4161in" draw:start-shape="id19" draw:start-glue-point="1" draw:end-shape="id20" draw:end-glue-point="3" svg:d="m1531 16280 799 17"><text:p/></draw:connector><draw:connector draw:style-name="gr4" draw:text-style-name="P23" draw:type="line" svg:x1="1.5287in" svg:y1="6.4165in" svg:x2="1.8067in" svg:y2="6.4165in" draw:start-shape="id20" draw:start-glue-point="1" draw:end-shape="id21" draw:end-glue-point="3" svg:d="m3883 16298h706"><text:p/></draw:connector><draw:connector draw:style-name="gr4" draw:text-style-name="P23" draw:type="line" svg:x1="2.9024in" svg:y1="6.4165in" svg:x2="3.1961in" svg:y2="6.4173in" draw:start-shape="id21" draw:start-glue-point="1" draw:end-shape="id22" draw:end-glue-point="3" svg:d="m7372 16298 746 2"><text:p/></draw:connector><draw:connector draw:style-name="gr4" draw:text-style-name="P23" draw:type="line" svg:x1="4.9965in" svg:y1="6.4236in" svg:x2="5.3575in" svg:y2="6.4173in" draw:start-shape="id23" draw:start-glue-point="7" draw:end-shape="id24" draw:end-glue-point="3" svg:d="m12691 16316 917-16"><text:p/></draw:connector><draw:connector draw:style-name="gr4" draw:text-style-name="P23" draw:type="line" svg:x1="6.2843in" svg:y1="6.4173in" svg:x2="6.6524in" svg:y2="6.4102in" draw:start-shape="id24" draw:start-glue-point="1" draw:end-shape="id25" draw:end-glue-point="3" svg:d="m15962 16300 935-18"><text:p/></draw:connector><draw:connector draw:style-name="gr4" draw:text-style-name="P23" svg:x1="4.5909in" svg:y1="6.7205in" svg:x2="2.3543in" svg:y2="6.6776in" draw:start-shape="id23" draw:start-glue-point="6" draw:end-shape="id21" svg:d="m11661 17070v501h-5681v-610"><text:p/></draw:connector><draw:custom-shape draw:style-name="gr3" draw:text-style-name="P23" draw:id="id22" svg:width="0.6524in" svg:height="0.5217in" svg:x="3.1961in" svg:y="6.1567in"><text:p text:style-name="P22"><text:span text:style-name="T4">inc cx</text:span></text:p><draw:enhanced-geometry svg:viewBox="0 0 21600 21600" draw:type="rectangle" draw:enhanced-path="M 0 0 L 21600 0 21600 21600 0 21600 0 0 Z N"/></draw:custom-shape><draw:connector draw:style-name="gr4" draw:text-style-name="P23" draw:type="line" svg:x1="3.848in" svg:y1="6.4173in" svg:x2="4.1866in" svg:y2="6.4236in" draw:start-shape="id22" draw:start-glue-point="1" draw:end-shape="id23" draw:end-glue-point="5" svg:d="m9774 16300 860 16"><text:p/></draw:connector><draw:frame draw:style-name="gr10" draw:text-style-name="P25" svg:width="0.3705in" svg:height="0.3016in" svg:x="4.9307in" svg:y="6.0976in"><draw:text-box><text:p text:style-name="P24"><text:span text:style-name="T5">是</text:span></text:p></draw:text-box></draw:frame><draw:frame draw:style-name="gr11" draw:text-style-name="P25" svg:width="0.3705in" svg:height="0.2768in" svg:x="4.5453in" svg:y="6.65in"><draw:text-box><text:p text:style-name="P24"><text:span text:style-name="T5">否</text:span></text:p></draw:text-box></draw:frame><draw:custom-shape draw:style-name="gr2" draw:text-style-name="P23" draw:id="id31" svg:width="0.6543in" svg:height="0.4894in" svg:x="-0.0638in" svg:y="7.7358in"><text:p text:style-name="P22"><text:span text:style-name="T4">printint</text:span></text:p><draw:enhanced-geometry svg:viewBox="0 0 21600 21600" draw:type="rectangle" draw:enhanced-path="M 0 0 L 21600 0 21600 21600 0 21600 0 0 Z N"/></draw:custom-shape><draw:custom-shape draw:style-name="gr5" draw:text-style-name="P23" draw:id="id30" svg:width="0.6134in" svg:height="0.4677in" svg:x="6.6787in" svg:y="7.6984in"><text:p text:style-name="P22"><text:span text:style-name="T4">ret</text:span></text:p><draw:enhanced-geometry svg:viewBox="0 0 21600 21600" draw:type="rectangle" draw:enhanced-path="M 0 0 L 21600 0 21600 21600 0 21600 0 0 Z N"/></draw:custom-shape><draw:custom-shape draw:style-name="gr3" draw:text-style-name="P23" draw:id="id32" svg:width="0.9268in" svg:height="0.5217in" svg:x="4.4417in" svg:y="7.6854in"><text:p text:style-name="P22"><text:span text:style-name="T4">pop ax</text:span></text:p><text:p text:style-name="P22"><text:span text:style-name="T4">输出</text:span><text:span text:style-name="T4">ax+'0'</text:span></text:p><text:p text:style-name="P22"><text:span text:style-name="T4">dec flg</text:span></text:p><draw:enhanced-geometry svg:viewBox="0 0 21600 21600" draw:type="rectangle" draw:enhanced-path="M 0 0 L 21600 0 21600 21600 0 21600 0 0 Z N"/></draw:custom-shape><draw:connector draw:style-name="gr4" draw:text-style-name="P23" draw:type="line" svg:x1="1.5551in" svg:y1="7.9776in" svg:x2="1.8343in" svg:y2="7.9776in" svg:d="m3950 20263h709"><text:p/></draw:connector><draw:connector draw:style-name="gr4" draw:text-style-name="P23" draw:type="line" svg:x1="2.6299in" svg:y1="7.9846in" svg:x2="2.9866in" svg:y2="7.9783in" draw:start-shape="id26" draw:start-glue-point="7" draw:end-shape="id27" draw:end-glue-point="3" svg:d="m6680 20281 906-16"><text:p/></draw:connector><draw:custom-shape draw:style-name="gr3" draw:text-style-name="P23" draw:id="id27" svg:width="0.8886in" svg:height="0.5217in" svg:x="2.987in" svg:y="7.7181in"><text:p text:style-name="P22"><text:span text:style-name="T4"><text:s/></text:span><text:span text:style-name="T4">bx</text:span><text:span text:style-name="T4">＝</text:span><text:span text:style-name="T4">bx/10</text:span></text:p><text:p text:style-name="P22"><text:span text:style-name="T4">余数进栈</text:span></text:p><text:p text:style-name="P22"><text:span text:style-name="T4">inc flg</text:span></text:p><draw:enhanced-geometry svg:viewBox="0 0 21600 21600" draw:type="rectangle" draw:enhanced-path="M 0 0 L 21600 0 21600 21600 0 21600 0 0 Z N"/></draw:custom-shape><draw:frame draw:style-name="gr12" draw:text-style-name="P25" svg:width="0.3697in" svg:height="0.3524in" svg:x="6.3091in" svg:y="7.5882in"><draw:text-box><text:p text:style-name="P24"><text:span text:style-name="T5">是</text:span></text:p></draw:text-box></draw:frame><draw:frame draw:style-name="gr11" draw:text-style-name="P25" svg:width="0.3697in" svg:height="0.2768in" svg:x="5.9764in" svg:y="8.1791in"><draw:text-box><text:p text:style-name="P24"><text:span text:style-name="T5">否</text:span></text:p></draw:text-box></draw:frame><draw:custom-shape draw:style-name="gr3" draw:text-style-name="P23" draw:id="id28" svg:width="0.8098in" svg:height="0.5941in" svg:x="0.778in" svg:y="7.6882in"><text:p text:style-name="P22"><text:span text:style-name="T4">bx=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" draw:text-style-name="P26" svg:x1="1.1819in" svg:y1="7.6882in" svg:x2="3.7571in" svg:y2="7.3382in" draw:start-shape="id28" draw:start-glue-point="4" draw:end-shape="id29" draw:end-glue-point="3" svg:d="m3002 19528v-889h6541"><text:p/></draw:connector><draw:custom-shape draw:style-name="gr3" draw:text-style-name="P23" draw:id="id29" svg:width="0.926in" svg:height="0.4071in" svg:x="3.7571in" svg:y="7.1346in"><text:p text:style-name="P22"><text:span text:style-name="T4">输出</text:span><text:span text:style-name="T4">'0'</text:span></text:p><draw:enhanced-geometry svg:viewBox="0 0 21600 21600" draw:type="rectangle" draw:enhanced-path="M 0 0 L 21600 0 21600 21600 0 21600 0 0 Z N"/></draw:custom-shape><draw:connector draw:style-name="gr4" draw:text-style-name="P26" svg:x1="4.6827in" svg:y1="7.3382in" svg:x2="6.9846in" svg:y2="7.6984in" draw:start-shape="id29" draw:start-glue-point="1" draw:end-shape="id30" draw:end-glue-point="0" svg:d="m11894 18639h5847v915"><text:p/></draw:connector><draw:custom-shape draw:style-name="gr3" draw:text-style-name="P23" draw:id="id26" svg:width="0.8098in" svg:height="0.5941in" svg:x="1.8201in" svg:y="7.6882in"><text:p text:style-name="P22"><text:span text:style-name="T4">bx%10==bx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10" draw:text-style-name="P25" svg:width="0.3689in" svg:height="0.3016in" svg:x="1.137in" svg:y="7.3839in"><draw:text-box><text:p text:style-name="P24"><text:span text:style-name="T5">是</text:span></text:p></draw:text-box></draw:frame><draw:frame draw:style-name="gr11" draw:text-style-name="P25" svg:width="0.3689in" svg:height="0.2768in" svg:x="1.5618in" svg:y="7.7386in"><draw:text-box><text:p text:style-name="P24"><text:span text:style-name="T5">否</text:span></text:p></draw:text-box></draw:frame><draw:connector draw:style-name="gr4" draw:text-style-name="P26" draw:type="line" svg:x1="0.5906in" svg:y1="7.9803in" svg:x2="0.7783in" svg:y2="7.9843in" draw:start-shape="id31" draw:start-glue-point="1" draw:end-shape="id28" draw:end-glue-point="5" svg:d="m1500 20270 477 10"><text:p/></draw:connector><draw:connector draw:style-name="gr4" draw:text-style-name="P26" svg:x1="3.4307in" svg:y1="7.7181in" svg:x2="2.2244in" svg:y2="7.6882in" draw:start-shape="id27" draw:start-glue-point="0" draw:end-shape="id26" draw:end-glue-point="4" svg:d="m8714 19604v-579h-3064v503"><text:p/></draw:connector><draw:connector draw:style-name="gr4" draw:text-style-name="P26" svg:x1="2.2244in" svg:y1="8.2819in" svg:x2="4.4417in" svg:y2="7.9457in" draw:start-shape="id26" draw:start-glue-point="6" draw:end-shape="id32" draw:end-glue-point="3" svg:d="m5650 21036v501h3332v-1355h2300"><text:p/></draw:connector><draw:custom-shape draw:style-name="gr3" draw:text-style-name="P23" draw:id="id33" svg:width="0.8098in" svg:height="0.5941in" svg:x="5.5646in" svg:y="7.6346in"><text:p text:style-name="P22"><text:span text:style-name="T4">flg=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" draw:text-style-name="P26" svg:x1="5.9693in" svg:y1="8.228in" svg:x2="4.9051in" svg:y2="8.2067in" draw:start-shape="id33" draw:start-glue-point="6" draw:end-shape="id32" draw:end-glue-point="2" svg:d="m15162 20899v517h-2703v-571"><text:p/></draw:connector><draw:connector draw:style-name="gr4" draw:text-style-name="P26" svg:x1="5.3681in" svg:y1="7.9457in" svg:x2="5.5646in" svg:y2="7.9311in" draw:start-shape="id32" draw:start-glue-point="1" draw:end-shape="id33" draw:end-glue-point="5" svg:d="m13635 20182h250v-37h249"><text:p/></draw:connector><draw:connector draw:style-name="gr4" draw:text-style-name="P26" draw:type="line" svg:x1="6.3744in" svg:y1="7.9311in" svg:x2="6.6783in" svg:y2="7.9319in" draw:start-shape="id33" draw:start-glue-point="7" draw:end-shape="id30" svg:d="m16191 20145 772 2"><text:p/></draw:connector><draw:custom-shape draw:style-name="gr2" draw:text-style-name="P23" draw:id="id34" svg:width="0.6543in" svg:height="0.4697in" svg:x="-0.0512in" svg:y="0.1122in"><text:p text:style-name="P22"><text:span text:style-name="T4">main</text:span></text:p><draw:enhanced-geometry svg:viewBox="0 0 21600 21600" draw:type="rectangle" draw:enhanced-path="M 0 0 L 21600 0 21600 21600 0 21600 0 0 Z N"/></draw:custom-shape><draw:custom-shape draw:style-name="gr5" draw:text-style-name="P23" draw:id="id39" svg:width="0.6134in" svg:height="0.4685in" svg:x="6.6524in" svg:y="0.1138in"><text:p text:style-name="P22"><text:span text:style-name="T4">ret</text:span></text:p><draw:enhanced-geometry svg:viewBox="0 0 21600 21600" draw:type="rectangle" draw:enhanced-path="M 0 0 L 21600 0 21600 21600 0 21600 0 0 Z N"/></draw:custom-shape><draw:custom-shape draw:style-name="gr3" draw:text-style-name="P23" draw:id="id35" svg:width="0.985in" svg:height="0.5217in" svg:x="0.9181in" svg:y="0.0929in"><text:p text:style-name="P22"><text:span text:style-name="T4">call input</text:span></text:p><draw:enhanced-geometry svg:viewBox="0 0 21600 21600" draw:type="rectangle" draw:enhanced-path="M 0 0 L 21600 0 21600 21600 0 21600 0 0 Z N"/></draw:custom-shape><draw:custom-shape draw:style-name="gr3" draw:text-style-name="P23" draw:id="id36" svg:width="1.0969in" svg:height="0.5217in" svg:x="2.3465in" svg:y="0.0937in"><text:p text:style-name="P22"><text:span text:style-name="T4">call average</text:span></text:p><draw:enhanced-geometry svg:viewBox="0 0 21600 21600" draw:type="rectangle" draw:enhanced-path="M 0 0 L 21600 0 21600 21600 0 21600 0 0 Z N"/></draw:custom-shape><draw:custom-shape draw:style-name="gr3" draw:text-style-name="P23" draw:id="id38" svg:width="1.1039in" svg:height="0.5217in" svg:x="5.1815in" svg:y="0.0937in"><text:p text:style-name="P22"><text:span text:style-name="T4">call output</text:span></text:p><draw:enhanced-geometry svg:viewBox="0 0 21600 21600" draw:type="rectangle" draw:enhanced-path="M 0 0 L 21600 0 21600 21600 0 21600 0 0 Z N"/></draw:custom-shape><draw:connector draw:style-name="gr4" draw:text-style-name="P23" draw:type="line" svg:x1="0.6028in" svg:y1="0.3472in" svg:x2="0.9181in" svg:y2="0.3535in" draw:start-shape="id34" draw:start-glue-point="1" draw:end-shape="id35" draw:end-glue-point="3" svg:d="m1531 882 801 16"><text:p/></draw:connector><draw:connector draw:style-name="gr4" draw:text-style-name="P23" draw:type="line" svg:x1="1.9028in" svg:y1="0.3531in" svg:x2="2.3465in" svg:y2="0.3539in" draw:start-shape="id35" draw:start-glue-point="1" draw:end-shape="id36" draw:end-glue-point="3" svg:d="m4833 897 1127 2"><text:p/></draw:connector><draw:connector draw:style-name="gr4" draw:text-style-name="P23" draw:type="line" svg:x1="3.4433in" svg:y1="0.3539in" svg:x2="3.8323in" svg:y2="0.3539in" draw:start-shape="id36" draw:start-glue-point="1" draw:end-shape="id37" draw:end-glue-point="3" svg:d="m8746 899h988"><text:p/></draw:connector><draw:connector draw:style-name="gr4" draw:text-style-name="P23" draw:type="line" svg:x1="4.8354in" svg:y1="0.3539in" svg:x2="5.1811in" svg:y2="0.3539in" draw:start-shape="id37" draw:start-glue-point="1" draw:end-shape="id38" draw:end-glue-point="3" svg:d="m12282 899h878"><text:p/></draw:connector><draw:connector draw:style-name="gr4" draw:text-style-name="P23" draw:type="line" svg:x1="6.2846in" svg:y1="0.3539in" svg:x2="6.652in" svg:y2="0.3476in" draw:start-shape="id38" draw:start-glue-point="1" draw:end-shape="id39" draw:end-glue-point="3" svg:d="m15963 899 933-16"><text:p/></draw:connector><draw:custom-shape draw:style-name="gr3" draw:text-style-name="P23" draw:id="id37" svg:width="1.0039in" svg:height="0.5217in" svg:x="3.8319in" svg:y="0.0937in"><text:p text:style-name="P22"><text:span text:style-name="T4">call sort</text:span></text:p><draw:enhanced-geometry svg:viewBox="0 0 21600 21600" draw:type="rectangle" draw:enhanced-path="M 0 0 L 21600 0 21600 21600 0 21600 0 0 Z N"/></draw:custom-shape></draw:g></text:p>
      <text:h text:style-name="P18" text:outline-level="1"><text:soft-page-break/>四、子程序描述</text:h>
      <text:h text:style-name="P20" text:outline-level="2">intput过程</text:h>
      <text:list xml:id="list517203596" text:style-name="L2">
        <text:list-item>
          <text:p text:style-name="P12"><text:span text:style-name="T3">过程功能：</text:span></text:p>
        </text:list-item>
      </text:list>
      <text:p text:style-name="P13"><text:span text:style-name="T3">从键盘录入姓名、id和成绩信息。</text:span></text:p>
      <text:list xml:id="list500752350" text:continue-numbering="true" text:style-name="L2">
        <text:list-item>
          <text:p text:style-name="P12"><text:span text:style-name="T3">详细描述：</text:span></text:p>
        </text:list-item>
      </text:list>
      <text:p text:style-name="P11">从键盘循环读入姓名、id和成绩分别到nam数组、id数组和buffer，直到姓名为＃为止。均用10号中断即行缓冲的读入方式，需要通过实际读入字符数，定位到串末尾，添加一个'$'，方便以后的输出。id允许包含小数点，读入以后转换成整数并乘以10，存入score数组。每读入一组数据后，cnt变量加1，最后cnt即为数据的组数。</text:p>
      <text:h text:style-name="P20" text:outline-level="2">average过程</text:h>
      <text:list xml:id="list1994454150" text:continue-numbering="true" text:style-name="L2">
        <text:list-item>
          <text:p text:style-name="P12"><text:span text:style-name="T3">过程功能</text:span></text:p>
        </text:list-item>
      </text:list>
      <text:p text:style-name="P13"><text:span text:style-name="T3">求出所有成绩的平均值</text:span></text:p>
      <text:list xml:id="list1646992749" text:continue-numbering="true" text:style-name="L2">
        <text:list-item>
          <text:p text:style-name="P12"><text:span text:style-name="T3">详细描述</text:span></text:p>
        </text:list-item>
      </text:list>
      <text:p text:style-name="P11">遍历score数组，将所有数组元素求和，再除以记录数量cnt即为平均值。</text:p>
      <text:h text:style-name="P20" text:outline-level="2">sort过程</text:h>
      <text:list xml:id="list1059875337" text:continue-numbering="true" text:style-name="L2">
        <text:list-item>
          <text:p text:style-name="P12"><text:span text:style-name="T3">过程功能</text:span></text:p>
        </text:list-item>
      </text:list>
      <text:p text:style-name="P13"><text:span text:style-name="T3">完成对数据按score降序排序</text:span></text:p>
      <text:list xml:id="list269175784" text:continue-numbering="true" text:style-name="L2">
        <text:list-item>
          <text:p text:style-name="P12"><text:span text:style-name="T3">详细描述</text:span></text:p>
        </text:list-item>
      </text:list>
      <text:p text:style-name="P11">采用冒泡排序加索引排序。首先初始化一个索引数组index，每个元素即每个score相对于数组偏移量，即0,2,4,6,8...主题为冒泡排序，共有两层loop。外层循环i从cnt-1到0，内层循环j从i到cnt-1，判断score[index[j]]是否小于score[index[j+1]]，是则交换index[i]和index[i+1]。</text:p>
      <text:h text:style-name="P20" text:outline-level="2">output过程</text:h>
      <text:list xml:id="list1754063645" text:continue-numbering="true" text:style-name="L2">
        <text:list-item>
          <text:p text:style-name="P12"><text:span text:style-name="T3">过程功能</text:span></text:p>
        </text:list-item>
      </text:list>
      <text:p text:style-name="P13"><text:span text:style-name="T3">将学生的姓名、id和成绩，按照排序好的顺序输出。</text:span></text:p>
      <text:list xml:id="list401905780" text:continue-numbering="true" text:style-name="L2">
        <text:list-item>
          <text:p text:style-name="P12"><text:span text:style-name="T3">详细描述</text:span></text:p>
        </text:list-item>
      </text:list>
      <text:p text:style-name="P11">即使用9号中断输出姓名和id，将score用printnum过程转换成字符串再输出。</text:p>
      <text:h text:style-name="P20" text:outline-level="2">printnum过程</text:h>
      <text:list xml:id="list314736283" text:continue-numbering="true" text:style-name="L2">
        <text:list-item>
          <text:p text:style-name="P12"><text:span text:style-name="T3">过程功能</text:span></text:p>
        </text:list-item>
      </text:list>
      <text:p text:style-name="P13"><text:span text:style-name="T3">以字符串形式输出一个带一位小数的数。</text:span></text:p>
      <text:list xml:id="list1096820215" text:continue-numbering="true" text:style-name="L2">
        <text:list-item>
          <text:p text:style-name="P12"><text:soft-page-break/><text:span text:style-name="T3">详细描述</text:span></text:p>
        </text:list-item>
      </text:list>
      <text:p text:style-name="P11">参数通过bx传递。将bx除以10，调用printint函数输出商，然后输出一个小数点，最后输出一位余数（即小数部分）。</text:p>
      <text:h text:style-name="P20" text:outline-level="2">printint过程</text:h>
      <text:list xml:id="list2116290880" text:continue-numbering="true" text:style-name="L2">
        <text:list-item>
          <text:p text:style-name="P12"><text:span text:style-name="T3">过程功能</text:span></text:p>
        </text:list-item>
      </text:list>
      <text:p text:style-name="P13"><text:span text:style-name="T3">以字符串形式输出一个整数</text:span></text:p>
      <text:list xml:id="list1877516782" text:continue-numbering="true" text:style-name="L2">
        <text:list-item>
          <text:p text:style-name="P12"><text:span text:style-name="T3">详细描述</text:span></text:p>
        </text:list-item>
      </text:list>
      <text:p text:style-name="P11">参数通过bx传递。循环将bx除以10并把余数入栈，直到bx为0，并用一个计数器flg记录位数。依次出栈flg各余数 加上'0'后转换成ascii码后输出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Consolas" svg:font-family="Consolas" style:font-pitch="fixed"/>
    <style:font-face style:name="Consolas1" svg:font-family="Consolas" style:font-adornments="Regular" style:font-pitch="fixed"/>
    <style:font-face style:name="Consolas2" svg:font-family="Consolas" style:font-pitch="variable"/>
    <style:font-face style:name="DejaVu Sans2" svg:font-family="'DejaVu Sans'" style:font-pitch="variable"/>
    <style:font-face style:name="Times New Roman1" svg:font-family="'Times New Roman'" style:font-pitch="variable"/>
    <style:font-face style:name="WenQuanYi Zen Hei" svg:font-family="'WenQuanYi Zen Hei'" style:font-pitch="variable"/>
    <style:font-face style:name="宋体" svg:font-family="宋体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adornments="Italic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44pt" fo:font-style="normal" fo:text-shadow="none" style:text-underline-style="none" fo:font-weight="normal" style:font-name-asian="宋体" style:font-size-asian="44pt" style:font-style-asian="normal" style:font-weight-asian="normal" style:font-name-complex="宋体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宋体" fo:font-size="18pt" fo:font-style="normal" fo:text-shadow="none" style:text-underline-style="none" fo:font-weight="normal" style:font-name-asian="宋体" style:font-size-asian="18pt" style:font-style-asian="normal" style:font-weight-asian="normal" style:font-name-complex="宋体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44pt" fo:font-style="normal" fo:text-shadow="none" style:text-underline-style="none" fo:font-weight="normal" style:font-name-asian="宋体" style:font-size-asian="44pt" style:font-style-asian="normal" style:font-weight-asian="normal" style:font-name-complex="宋体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宋体" fo:font-size="18pt" fo:font-style="normal" fo:text-shadow="none" style:text-underline-style="none" fo:font-weight="normal" style:font-name-asian="宋体" style:font-size-asian="18pt" style:font-style-asian="normal" style:font-weight-asian="normal" style:font-name-complex="宋体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44pt" fo:font-style="normal" fo:text-shadow="none" style:text-underline-style="none" fo:font-weight="normal" style:font-name-asian="宋体" style:font-size-asian="44pt" style:font-style-asian="normal" style:font-weight-asian="normal" style:font-name-complex="宋体" style:font-size-complex="44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>
      <style:text-properties style:font-name="Consolas" fo:font-size="11pt" fo:font-weight="normal" style:font-name-asian="WenQuanYi Zen Hei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normal" style:font-name-asian="Droid Sans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汇编语言实验报告 07409班 071202 李劼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ker Lee</meta:initial-creator>
    <meta:creation-date>2009-11-27T11:16:36</meta:creation-date>
    <dc:date>2009-12-10T02:30:25</dc:date>
    <dc:creator>Joker Lee</dc:creator>
    <meta:editing-duration>PT05H38M47S</meta:editing-duration>
    <meta:editing-cycles>25</meta:editing-cycles>
    <meta:generator>OpenOffice.org/3.1$Linux OpenOffice.org_project/310m19$Build-9420</meta:generator>
    <meta:document-statistic meta:table-count="1" meta:image-count="0" meta:object-count="0" meta:page-count="5" meta:paragraph-count="64" meta:word-count="664" meta:character-count="1434"/>
  </office:meta>
</office:document-meta>
</file>